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0804fa" officeooo:paragraph-rsid="000804fa" style:font-size-asian="14pt" style:font-size-complex="14pt"/>
    </style:style>
    <style:style style:name="P2" style:family="paragraph" style:parent-style-name="Heading_20_2">
      <style:paragraph-properties fo:margin-left="0cm" fo:margin-right="0cm" fo:orphans="2" fo:widows="2" fo:text-indent="0cm" style:auto-text-indent="false"/>
      <style:text-properties fo:font-variant="normal" fo:text-transform="none" fo:color="#000000" style:font-name="Liberation Serif" fo:font-size="13pt" fo:letter-spacing="normal" fo:font-style="normal" fo:font-weight="normal" officeooo:rsid="000804fa" officeooo:paragraph-rsid="000804fa" style:font-size-asian="13pt" style:font-size-complex="13pt"/>
    </style:style>
    <style:style style:name="P3" style:family="paragraph" style:parent-style-name="Heading_20_2">
      <style:paragraph-properties fo:margin-left="0cm" fo:margin-right="0cm" fo:orphans="2" fo:widows="2" fo:text-indent="0cm" style:auto-text-indent="false"/>
      <style:text-properties officeooo:paragraph-rsid="00087b56"/>
    </style:style>
    <style:style style:name="P4" style:family="paragraph" style:parent-style-name="Standard">
      <style:paragraph-properties fo:margin-left="0cm" fo:margin-right="0cm" fo:orphans="2" fo:widows="2" fo:text-indent="0cm" style:auto-text-indent="false"/>
      <style:text-properties fo:font-variant="normal" fo:text-transform="none" fo:color="#e8edf4" style:font-name="Liberation Serif" fo:font-size="13pt" fo:letter-spacing="normal" fo:font-style="normal" fo:font-weight="normal" officeooo:paragraph-rsid="000ce580" style:font-size-asian="13pt" style:font-size-complex="13pt"/>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06f4dc" officeooo:paragraph-rsid="0006f4dc" style:font-size-asian="14pt" style:font-size-complex="14pt"/>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0804fa" officeooo:paragraph-rsid="000804fa" style:font-size-asian="14pt" style:font-size-complex="14pt"/>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0804fa" officeooo:paragraph-rsid="00087b56" style:font-size-asian="14pt" style:font-size-complex="14pt"/>
    </style:style>
    <style:style style:name="P10" style:family="paragraph" style:parent-style-name="Standard">
      <style:paragraph-properties fo:margin-left="0cm" fo:margin-right="0cm" fo:orphans="2" fo:widows="2" fo:text-indent="0cm" style:auto-text-indent="false"/>
      <style:text-properties officeooo:paragraph-rsid="00087b56"/>
    </style:style>
    <style:style style:name="P11" style:family="paragraph" style:parent-style-name="Standard">
      <style:paragraph-properties fo:margin-left="0cm" fo:margin-right="0cm" fo:orphans="2" fo:widows="2" fo:text-indent="0cm" style:auto-text-indent="false"/>
      <style:text-properties officeooo:paragraph-rsid="000ce580"/>
    </style:style>
    <style:style style:name="P12" style:family="paragraph" style:parent-style-name="Text_20_body">
      <style:paragraph-properties fo:margin-left="0cm" fo:margin-right="0cm" style:line-height-at-least="0.847cm" fo:orphans="2" fo:widows="2" fo:text-indent="0cm" style:auto-text-indent="false"/>
    </style:style>
    <style:style style:name="P13" style:family="paragraph" style:parent-style-name="Text_20_body">
      <style:paragraph-properties fo:margin-left="0cm" fo:margin-right="0cm" style:line-height-at-least="0.847cm" fo:orphans="2" fo:widows="2" fo:text-indent="0cm" style:auto-text-indent="false"/>
      <style:text-properties fo:font-variant="normal" fo:text-transform="none" fo:color="#000000" style:font-name="Liberation Serif" fo:font-size="14pt" fo:font-style="normal" fo:font-weight="normal" style:font-size-asian="14pt" style:font-size-complex="14pt"/>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3pt" fo:letter-spacing="normal" fo:font-style="normal" fo:font-weight="normal" officeooo:rsid="000804fa" officeooo:paragraph-rsid="000804fa" style:font-size-asian="13pt" style:font-size-complex="13pt"/>
    </style:style>
    <style:style style:name="P15" style:family="paragraph" style:parent-style-name="Text_20_body">
      <style:paragraph-properties fo:margin-left="0cm" fo:margin-right="0cm" style:line-height-at-least="0.847cm" fo:orphans="2" fo:widows="2" fo:text-indent="0cm" style:auto-text-indent="false"/>
      <style:text-properties fo:font-variant="normal" fo:text-transform="none" fo:color="#000000" style:font-name="Liberation Serif" fo:font-size="13pt" fo:font-style="normal" fo:font-weight="normal" style:font-size-asian="13pt" style:font-size-complex="13pt"/>
    </style:style>
    <style:style style:name="P16" style:family="paragraph" style:parent-style-name="Text_20_body">
      <style:paragraph-properties fo:margin-left="0cm" fo:margin-right="0cm" fo:orphans="2" fo:widows="2" fo:text-indent="0cm" style:auto-text-indent="false"/>
      <style:text-properties officeooo:paragraph-rsid="00087b56"/>
    </style:style>
    <style:style style:name="P17" style:family="paragraph" style:parent-style-name="Text_20_body">
      <style:paragraph-properties fo:margin-left="0cm" fo:margin-right="0cm" fo:orphans="2" fo:widows="2" fo:text-indent="0cm" style:auto-text-indent="false"/>
      <style:text-properties officeooo:paragraph-rsid="000a1406"/>
    </style:style>
    <style:style style:name="P18" style:family="paragraph" style:parent-style-name="Text_20_body">
      <style:paragraph-properties fo:margin-left="0cm" fo:margin-right="0cm" fo:orphans="2" fo:widows="2" fo:text-indent="0cm" style:auto-text-indent="false"/>
      <style:text-properties officeooo:paragraph-rsid="000de28b"/>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0804fa" officeooo:paragraph-rsid="000ce580" style:font-size-asian="14pt" style:font-size-complex="14pt"/>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pt" fo:letter-spacing="normal" fo:font-style="normal" fo:font-weight="normal" officeooo:paragraph-rsid="000ce580" style:font-size-asian="13pt" style:font-size-complex="13pt"/>
    </style:style>
    <style:style style:name="P21" style:family="paragraph" style:parent-style-name="Text_20_body" style:list-style-name="L1">
      <style:paragraph-properties fo:margin-left="0.794cm" fo:margin-right="0cm" fo:margin-top="0cm" fo:margin-bottom="0cm" loext:contextual-spacing="false" style:line-height-at-least="0.741cm" fo:orphans="2" fo:widows="2" fo:text-indent="0cm" style:auto-text-indent="false" fo:padding="0cm" fo:border="none"/>
    </style:style>
    <style:style style:name="T1" style:family="text">
      <style:text-properties officeooo:rsid="0006f4dc"/>
    </style:style>
    <style:style style:name="T2" style:family="text">
      <style:text-properties fo:font-weight="normal"/>
    </style:style>
    <style:style style:name="T3" style:family="text">
      <style:text-properties fo:font-variant="normal" fo:text-transform="none" fo:color="#000000" style:font-name="Liberation Serif" fo:font-size="14pt" fo:letter-spacing="normal" fo:font-style="normal" fo:font-weight="normal" style:font-size-asian="14pt" style:font-size-complex="14pt"/>
    </style:style>
    <style:style style:name="T4" style:family="text">
      <style:text-properties fo:font-variant="normal" fo:text-transform="none" fo:color="#000000" style:font-name="Liberation Serif" fo:font-size="14pt" fo:letter-spacing="normal" fo:font-style="normal" fo:font-weight="normal" officeooo:rsid="000804fa" style:font-size-asian="14pt" style:font-size-complex="14pt"/>
    </style:style>
    <style:style style:name="T5" style:family="text">
      <style:text-properties fo:font-variant="normal" fo:text-transform="none" fo:color="#000000" style:font-name="Liberation Serif" fo:font-size="14pt" fo:letter-spacing="normal" fo:font-style="normal" fo:font-weight="normal" officeooo:rsid="00087b56" style:font-size-asian="14pt" style:font-size-complex="14pt"/>
    </style:style>
    <style:style style:name="T6" style:family="text">
      <style:text-properties fo:font-variant="normal" fo:text-transform="none" fo:color="#000000" style:font-name="Liberation Serif" fo:font-size="14pt" fo:letter-spacing="normal" fo:font-style="normal" fo:font-weight="normal" officeooo:rsid="000a1406" style:font-size-asian="14pt" style:font-size-complex="14pt"/>
    </style:style>
    <style:style style:name="T7" style:family="text">
      <style:text-properties fo:font-variant="normal" fo:text-transform="none" fo:color="#000000" style:font-name="Liberation Serif" fo:font-size="14pt" fo:letter-spacing="normal" fo:font-style="normal" fo:font-weight="normal" officeooo:rsid="000a9b02" style:font-size-asian="14pt" style:font-size-complex="14pt"/>
    </style:style>
    <style:style style:name="T8" style:family="text">
      <style:text-properties fo:font-variant="normal" fo:text-transform="none" fo:color="#000000" style:font-name="Liberation Serif" fo:font-size="14pt" fo:letter-spacing="normal" fo:font-style="normal" fo:font-weight="bold" style:font-size-asian="14pt" style:font-size-complex="14pt"/>
    </style:style>
    <style:style style:name="T9" style:family="text">
      <style:text-properties fo:font-variant="normal" fo:text-transform="none" fo:color="#000000" style:font-name="Liberation Serif" fo:font-size="14pt" fo:letter-spacing="normal" fo:font-style="normal" fo:font-weight="bold" officeooo:rsid="000804fa" style:font-size-asian="14pt" style:font-size-complex="14pt"/>
    </style:style>
    <style:style style:name="T10" style:family="text">
      <style:text-properties fo:font-variant="normal" fo:text-transform="none" fo:color="#000000" style:font-name="Liberation Serif" fo:font-size="14pt" fo:letter-spacing="normal" fo:font-style="normal" fo:font-weight="bold" officeooo:rsid="00087b56" style:font-size-asian="14pt" style:font-size-complex="14pt"/>
    </style:style>
    <style:style style:name="T11" style:family="text">
      <style:text-properties fo:font-variant="normal" fo:text-transform="none" fo:color="#000000" style:font-name="Liberation Serif" fo:font-size="14pt" fo:font-style="normal" fo:font-weight="bold" style:font-size-asian="14pt" style:font-size-complex="14pt"/>
    </style:style>
    <style:style style:name="T12" style:family="text">
      <style:text-properties fo:font-variant="normal" fo:text-transform="none" fo:color="#000000" style:font-name="Liberation Serif" fo:font-size="13pt" fo:letter-spacing="normal" fo:font-style="normal" fo:font-weight="bold" style:font-size-asian="13pt" style:font-size-complex="13pt"/>
    </style:style>
    <style:style style:name="T13" style:family="text">
      <style:text-properties fo:font-variant="normal" fo:text-transform="none" fo:color="#000000" style:font-name="Liberation Serif" fo:font-size="13pt" fo:letter-spacing="normal" fo:font-style="normal" fo:font-weight="bold" officeooo:rsid="000804fa" style:font-size-asian="13pt" style:font-size-complex="13pt"/>
    </style:style>
    <style:style style:name="T14" style:family="text">
      <style:text-properties fo:font-variant="normal" fo:text-transform="none" fo:color="#000000" style:font-name="Liberation Serif" fo:font-size="13pt" fo:letter-spacing="normal" fo:font-style="normal" fo:font-weight="normal" style:font-size-asian="13pt" style:font-size-complex="13pt"/>
    </style:style>
    <style:style style:name="T15" style:family="text">
      <style:text-properties fo:font-variant="normal" fo:text-transform="none" fo:color="#000000" style:font-name="Liberation Serif" fo:font-size="13pt" fo:letter-spacing="normal" fo:font-style="normal" fo:font-weight="normal" officeooo:rsid="000804fa" style:font-size-asian="13pt" style:font-size-complex="13pt"/>
    </style:style>
    <style:style style:name="T16" style:family="text">
      <style:text-properties fo:font-variant="normal" fo:text-transform="none" fo:color="#000000" style:font-name="charter" fo:font-size="15pt" fo:letter-spacing="normal" fo:font-style="normal" fo:font-weight="normal" officeooo:rsid="000804fa" style:font-size-asian="14pt" style:font-size-complex="14pt"/>
    </style:style>
    <style:style style:name="T17" style:family="text">
      <style:text-properties fo:font-variant="normal" fo:text-transform="none" fo:color="#242424" style:font-name="Liberation Serif" fo:font-size="16pt" fo:letter-spacing="normal" fo:font-style="normal" fo:font-weight="normal" officeooo:rsid="00087b56" style:font-size-asian="16pt" style:font-size-complex="16pt"/>
    </style:style>
    <style:style style:name="T18" style:family="text">
      <style:text-properties fo:font-variant="normal" fo:text-transform="none" fo:color="#202124" style:font-name="Liberation Serif" fo:font-size="14pt" fo:letter-spacing="normal" fo:font-style="normal" fo:font-weight="normal" officeooo:rsid="000a1406" style:font-size-asian="14pt" style:font-size-complex="14pt"/>
    </style:style>
    <style:style style:name="T19" style:family="text">
      <style:text-properties fo:color="#000000"/>
    </style:style>
    <style:style style:name="T20" style:family="text">
      <style:text-properties fo:color="#000000" fo:font-weight="normal"/>
    </style:style>
    <style:style style:name="T21" style:family="text">
      <style:text-properties fo:font-size="14pt" fo:font-weight="normal" style:font-size-asian="14pt" style:font-size-complex="14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span text:style-name="T1">OPERATING SYSTEM</text:span></text:p>
      <text:p text:style-name="P5"/>
      <text:p text:style-name="P6">An Operating System (OS) is a collection of software that manages computer hardware and provides services for programs.</text:p>
      <text:p text:style-name="P6"/>
      <text:p text:style-name="P7">Major Components :</text:p>
      <text:p text:style-name="P7"><text:tab/>File System</text:p>
      <text:p text:style-name="P7"><text:tab/>Scheduler</text:p>
      <text:p text:style-name="P7"><text:tab/>Device Driver</text:p>
      <text:p text:style-name="P8">Key Elements of </text:p>
      <text:p text:style-name="P8"><text:tab/>Abstaction</text:p>
      <text:p text:style-name="P8"><text:tab/>Mechanism</text:p>
      <text:p text:style-name="P8"><text:tab/>Policies</text:p>
      <text:p text:style-name="P8">3 Types of OS Mostly Used</text:p>
      <text:p text:style-name="P8"><text:tab/>Monolithic </text:p>
      <text:p text:style-name="P8"><text:tab/>Modular</text:p>
      <text:p text:style-name="P8"><text:tab/>Micro</text:p>
      <text:p text:style-name="P8">Process and Process Management</text:p>
      <text:p text:style-name="P8"><text:tab/>-&gt; It is basically a program in execution</text:p>
      <text:p text:style-name="P8"><text:tab/>divided into 4 parts:</text:p>
      <text:p text:style-name="P8"><text:tab/><text:tab/>STACK</text:p>
      <text:p text:style-name="P8"><text:tab/><text:tab/>HEAP</text:p>
      <text:p text:style-name="P8"><text:tab/><text:tab/>DATA</text:p>
      <text:p text:style-name="P8"><text:tab/><text:tab/>TEXT</text:p>
      <text:p text:style-name="P8"/>
      <text:p text:style-name="P8">Process executes states</text:p>
      <text:p text:style-name="P8"><text:tab/>Start</text:p>
      <text:p text:style-name="P8"><text:tab/>Ready</text:p>
      <text:p text:style-name="P8"><text:tab/>Running</text:p>
      <text:p text:style-name="P8"><text:tab/>wait</text:p>
      <text:p text:style-name="P8"><text:tab/>terminaed</text:p>
      <text:p text:style-name="P8"/>
      <text:p text:style-name="P8">Process Control Block :</text:p>
      <text:p text:style-name="P8"><text:tab/>-&gt; a data structure maintained by OS for every process</text:p>
      <text:p text:style-name="P8">contains information:</text:p>
      <text:p text:style-name="P8"><text:tab/>PID<text:line-break/><text:tab/>Process state</text:p>
      <text:p text:style-name="P8"><text:tab/>process Privileges</text:p>
      <text:p text:style-name="P8"><text:tab/>pointer</text:p>
      <text:p text:style-name="P8"><text:tab/>program counter</text:p>
      <text:p text:style-name="P8"><text:tab/>cpu register</text:p>
      <text:p text:style-name="P8"><text:tab/>cpu scheduling</text:p>
      <text:p text:style-name="P8"><text:tab/>Memory Management Information</text:p>
      <text:p text:style-name="P8"><text:tab/>Account Information</text:p>
      <text:p text:style-name="P19"><text:tab/>IO status info</text:p>
      <text:p text:style-name="P11"><text:soft-page-break/><text:span text:style-name="Strong_20_Emphasis"><text:span text:style-name="T4">Threads and Concurrency</text:span></text:span><text:span text:style-name="T19"><text:line-break/></text:span></text:p>
      <text:p text:style-name="P20">A thread is a flow of execution through the process code, with its own program counter that keeps track of which instruction to execute next, system registers which hold its current working variables, and a stack which contains the execution history</text:p>
      <text:p text:style-name="P20"/>
      <text:p text:style-name="P4"><text:span text:style-name="T19">A thread is also called a </text:span><text:span text:style-name="Strong_20_Emphasis"><text:span text:style-name="T20">lightweight process</text:span></text:span><text:span text:style-name="T19">.</text:span></text:p>
      <text:p text:style-name="P18"><text:bookmark text:name="1e41"/><text:span text:style-name="Strong_20_Emphasis"><text:span text:style-name="T13">User Level Threads: </text:span></text:span><text:span text:style-name="T15">User managed threads.</text:span></text:p>
      <text:p text:style-name="P18"><text:bookmark text:name="55d9"/><text:span text:style-name="Strong_20_Emphasis"><text:span text:style-name="T12">Kernel Level Threads: </text:span></text:span><text:span text:style-name="T14">Operating System managed threads acting on kernel, an operating system core.</text:span></text:p>
      <text:p text:style-name="P14"/>
      <text:h text:style-name="P2" text:outline-level="2"><text:bookmark text:name="37b1"/><text:span text:style-name="Strong_20_Emphasis"><text:span text:style-name="T21">Scheduling</text:span></text:span></text:h>
      <text:p text:style-name="P15"><text:bookmark text:name="b814"/>The process scheduling is the activity of the process manager that handles the removal of the running process from the CPU and the selection of another process on the basis of a particular strategy</text:p>
      <text:p text:style-name="P15"><text:bookmark text:name="3773"/>The Operating System maintains the following important process scheduling queues:</text:p>
      <text:list xml:id="list1081647741" text:style-name="L1">
        <text:list-item>
          <text:p text:style-name="P21"><text:bookmark text:name="1a6f"/><text:span text:style-name="Strong_20_Emphasis"><text:span text:style-name="T12">Job queue </text:span></text:span><text:span text:style-name="T14">− This queue keeps all the processes in the system.</text:span></text:p>
        </text:list-item>
        <text:list-item>
          <text:p text:style-name="P21"><text:bookmark text:name="85b61"/><text:span text:style-name="Strong_20_Emphasis"><text:span text:style-name="T12">Ready queue </text:span></text:span><text:span text:style-name="T14">− This queue keeps a set of all processes residing in main memory, ready and waiting to execute. A new process is always put in this queue.</text:span></text:p>
        </text:list-item>
        <text:list-item>
          <text:p text:style-name="P21"><text:bookmark text:name="a0191"/><text:span text:style-name="Strong_20_Emphasis"><text:span text:style-name="T12">Device queues </text:span></text:span><text:span text:style-name="T14">− The processes which are blocked due to unavailability of an I/O device constitute this queue.</text:span></text:p>
        </text:list-item>
      </text:list>
      <text:p text:style-name="P15"/>
      <text:p text:style-name="P14"/>
      <text:h text:style-name="P1" text:outline-level="2"><text:bookmark text:name="1879"/><text:span text:style-name="Strong_20_Emphasis"><text:span text:style-name="T2">I/O Management</text:span></text:span></text:h>
      <text:p text:style-name="P8">An <text:span text:style-name="Strong_20_Emphasis"><text:span text:style-name="T2">I/O system </text:span></text:span>is required to take an application I/O request and send it to the physical device, then take whatever response comes back from the device and send it to the application</text:p>
      <text:p text:style-name="P8"/>
      <text:p text:style-name="P9">divided into two categories:</text:p>
      <text:p text:style-name="P10"><text:span text:style-name="T4"><text:tab/></text:span><text:span text:style-name="Strong_20_Emphasis"><text:span text:style-name="T3">Block devices</text:span></text:span></text:p>
      <text:p text:style-name="P10"><text:span text:style-name="Strong_20_Emphasis"><text:span text:style-name="T4"><text:tab/>Character Devices</text:span></text:span></text:p>
      <text:p text:style-name="P16"><text:bookmark text:name="5814"/><text:span text:style-name="Strong_20_Emphasis"><text:span text:style-name="T9">1&gt; Special Instruction I/O</text:span></text:span></text:p>
      <text:p text:style-name="P13"><text:bookmark text:name="3c9b"/><text:soft-page-break/>This uses CPU instructions that are specifically made for controlling I/O devices. These instructions typically allow data to be sent to an I/O device or read from an I/O device.</text:p>
      <text:p text:style-name="P12"><text:bookmark text:name="4316"/><text:span text:style-name="Strong_20_Emphasis"><text:span text:style-name="T11">2&gt; Memory-mapped I/O</text:span></text:span></text:p>
      <text:p text:style-name="P13"><text:bookmark text:name="76aa"/>When using memory-mapped I/O, the same address space is shared by memory and I/O devices. The device is connected directly to certain main memory locations so that I/O device can transfer block of data to/from memory without going through CPU.</text:p>
      <text:p text:style-name="P10"><text:span text:style-name="Strong_20_Emphasis"><text:span text:style-name="T4"/></text:span></text:p>
      <text:p text:style-name="P10"><text:span text:style-name="Strong_20_Emphasis"><text:span text:style-name="T4">The advantage to this method is that every instruction which can access memory can be used to manipulate an I/O device. Memory mapped IO is used for most high-speed I/O devices like disks, communication interfaces.</text:span></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3&gt; Direct memory access (DMA)</text:span></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Direct Memory Access (DMA) means CPU grants I/O module authority to read from or write to memory without involvement. DMA module itself controls exchange of data between main memory and the I/O device. CPU is only involved at the beginning and end of the transfer and interrupted only after entire block has been transferred.</text:span></text:span></text:p>
      <text:p text:style-name="P10"><text:span text:style-name="Strong_20_Emphasis"><text:span text:style-name="T4"/></text:span></text:p>
      <text:h text:style-name="P3" text:outline-level="2"><text:span text:style-name="Strong_20_Emphasis"><text:span text:style-name="T4"/></text:span></text:h>
      <text:p text:style-name="P16"><text:span text:style-name="Strong_20_Emphasis"><text:span text:style-name="T4"/></text:span></text:p>
      <text:p text:style-name="P16"><text:span text:style-name="Strong_20_Emphasis"><text:span text:style-name="T4"/></text:span></text:p>
      <text:h text:style-name="P3" text:outline-level="2"><text:bookmark text:name="bd16"/><text:span text:style-name="Strong_20_Emphasis"><text:span text:style-name="T16">T</text:span></text:span><text:span text:style-name="Strong_20_Emphasis"><text:span text:style-name="T4">hreads and Concurrency</text:span></text:span></text:h>
      <text:p text:style-name="P16"><text:span text:style-name="Strong_20_Emphasis"><text:span text:style-name="T5">It is a flow of execution through the process code</text:span></text:span></text:p>
      <text:p text:style-name="P16"><text:span text:style-name="Strong_20_Emphasis"><text:span text:style-name="T5">it is a light weight process</text:span></text:span></text:p>
      <text:p text:style-name="P16"><text:span text:style-name="Strong_20_Emphasis"><text:span text:style-name="T5">Each thread belongs to exactly one process</text:span></text:span></text:p>
      <text:p text:style-name="P16"><text:span text:style-name="Strong_20_Emphasis"><text:span text:style-name="T5">no thread can exist outside a process</text:span></text:span></text:p>
      <text:p text:style-name="P16"><text:span text:style-name="Strong_20_Emphasis"><text:span text:style-name="T5">types:</text:span></text:span></text:p>
      <text:p text:style-name="P16"><text:span text:style-name="Strong_20_Emphasis"><text:span text:style-name="T5"><text:tab/>User level thread</text:span></text:span></text:p>
      <text:p text:style-name="P16"><text:soft-page-break/><text:span text:style-name="Strong_20_Emphasis"><text:span text:style-name="T5"><text:tab/>kernal level thread</text:span></text:span></text:p>
      <text:p text:style-name="P16"><text:span text:style-name="Strong_20_Emphasis"><text:span text:style-name="T5"/></text:span></text:p>
      <text:p text:style-name="P16"><text:span text:style-name="Strong_20_Emphasis"><text:span text:style-name="T17">Scheduling:</text:span></text:span></text:p>
      <text:p text:style-name="P16"><text:span text:style-name="Strong_20_Emphasis"><text:span text:style-name="T5">The process scheduling is the activity of the process manager that handles the removal of the running process from the CPU and the selection of another process on the basis of a particular strategy.</text:span></text:span></text:p>
      <text:p text:style-name="P17"><text:span text:style-name="Strong_20_Emphasis"><text:span text:style-name="T10">Job queue </text:span></text:span><text:span text:style-name="Strong_20_Emphasis"><text:span text:style-name="T5">− This queue keeps all the processes in the system.</text:span></text:span></text:p>
      <text:p text:style-name="P17"><text:bookmark text:name="85b6"/><text:span text:style-name="Strong_20_Emphasis"><text:span text:style-name="T8">Ready queue </text:span></text:span><text:span text:style-name="T3">− This queue keeps a set of all processes residing in main memory, ready and waiting to execute. A new process is always put in this queue.</text:span><text:bookmark text:name="a019"/><text:span text:style-name="Strong_20_Emphasis"><text:span text:style-name="T8">Device queues </text:span></text:span><text:span text:style-name="T3">− The processes which are blocked due to unavailability of an I/O device constitute this queue.</text:span></text:p>
      <text:p text:style-name="P16"><text:span text:style-name="Strong_20_Emphasis"><text:span text:style-name="T5"/></text:span></text:p>
      <text:p text:style-name="P17"><text:span text:style-name="Strong_20_Emphasis"><text:span text:style-name="T6">Context Switchin</text:span></text:span><text:span text:style-name="Strong_20_Emphasis"><text:span text:style-name="T7">g</text:span></text:span></text:p>
      <text:p text:style-name="P17"><text:span text:style-name="Strong_20_Emphasis"><text:span text:style-name="T18">a context switch is the process of storing the state of a process or thread</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18:44:56.299371097</meta:creation-date>
    <meta:editing-duration>PT56M37S</meta:editing-duration>
    <meta:editing-cycles>2</meta:editing-cycles>
    <meta:generator>LibreOffice/6.4.7.2$Linux_X86_64 LibreOffice_project/40$Build-2</meta:generator>
    <dc:date>2022-03-11T18:58:13.738275263</dc:date>
    <meta:document-statistic meta:table-count="0" meta:image-count="0" meta:object-count="0" meta:page-count="4" meta:paragraph-count="76" meta:word-count="650" meta:character-count="3925" meta:non-whitespace-character-count="3311"/>
  </office:meta>
</office:document-meta>
</file>